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6.261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vertical-align="top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row table:style-name="ro1"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Type de documentation</text:p>
          </table:table-cell>
          <table:table-cell table:style-name="ce3" office:value-type="string" calcext:value-type="string">
            <text:p>Détails / exemples d’informations contenues</text:p>
          </table:table-cell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Existe</text:p>
          </table:table-cell>
        </table:table-row>
        <table:table-row table:style-name="ro2">
          <table:table-cell office:value-type="string" calcext:value-type="string">
            <text:p>Plan d’architecture réseau</text:p>
          </table:table-cell>
          <table:table-cell office:value-type="string" calcext:value-type="string">
            <text:p>- Plans physiques : locaux, bâtiments, actifs, baies, clim, lutte incendie, onduleurs, goulottes de câblage, portes / fenêtres, etc.</text:p>
            <text:p>- Diagramme réseau physique : l'interconnexion entre les divers composants matériels.</text:p>
            <text:p>- Diagramme réseau logique : détails des zones externes, internes, sous-réseaux, DMZ, équipements actifs (routeurs, switchs, firewalls), etc.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 office:value-type="string" calcext:value-type="string">
            <text:p>Schéma de flux de données</text:p>
          </table:table-cell>
          <table:table-cell office:value-type="string" calcext:value-type="string">
            <text:p>- Description des flux de données entre les composants du système : directions, nature des données, etc.</text:p>
            <text:p>- Registre de traitement RGPD si existant</text:p>
            <text:p>- Informations sur les protocoles utilisés et les contrôles appliqués à ces flux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 office:value-type="string" calcext:value-type="string">
            <text:p>Inventaire des actifs</text:p>
          </table:table-cell>
          <table:table-cell office:value-type="string" calcext:value-type="string">
            <text:p>- Noms des serveurs, adresses IP, rôles / fonctions au sein du réseau et du SI, services actifs</text:p>
            <text:p>- Systèmes d'exploitation et versions</text:p>
            <text:p>- Configuration et principaux paramètres des services actifs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 office:value-type="string" calcext:value-type="string">
            <text:p>Équipe d’exploitation</text:p>
          </table:table-cell>
          <table:table-cell office:value-type="string" calcext:value-type="string">
            <text:p>- Noms et rôles des administrateurs des systèmes, des réseaux, des services actifs</text:p>
            <text:p>- Procédures d'accréditation et de gestion des privilèges (attribution, revue, révocation, etc.)</text:p>
            <text:p>- Organigramme des responsable du SI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 office:value-type="string" calcext:value-type="string">
            <text:p>Politique et mesures de sécurité en place</text:p>
          </table:table-cell>
          <table:table-cell office:value-type="string" calcext:value-type="string">
            <text:p>- Configuration des pare-feux, des systèmes de détection et de prévention des intrusions.</text:p>
            <text:p>- Stratégies de sécurité réseau, y compris les règles de segmentation et d'isolement.</text:p>
            <text:p>- Charte d'utilisateur du SI, engagement de confidentialité (notamment envers des sous-traitants ou éditeurs)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</table:table-row>
        <table:table-row table:style-name="ro3">
          <table:table-cell office:value-type="string" calcext:value-type="string">
            <text:p>Catégorie d’utilisateurs et groupes</text:p>
          </table:table-cell>
          <table:table-cell office:value-type="string" calcext:value-type="string">
            <text:p>- Gestion des politiques de gestion des identités et des accès (IAM)</text:p>
            <text:p>- Liste des groupes d'utilisateurs et niveaux d'accès associés.</text:p>
          </table:table-cell>
          <table:table-cell office:value-type="string" calcext:value-type="string">
            <text:p>Fortement recommandé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 office:value-type="string" calcext:value-type="string">
            <text:p>Procédure de réponse aux incidents</text:p>
          </table:table-cell>
          <table:table-cell office:value-type="string" calcext:value-type="string">
            <text:p>- Procédures en cas de défaillance, y compris les stratégies de basculement et de reprise après sinistre (PCA)</text:p>
            <text:p>- Scénarios de tests de reprise après incident (PRA)</text:p>
            <text:p>- Procédures de signalement, de traçabilité et de suivi des incidents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 office:value-type="string" calcext:value-type="string">
            <text:p>Traces d’audits </text:p>
          </table:table-cell>
          <table:table-cell office:value-type="string" calcext:value-type="string">
            <text:p>- Registres détaillant les événements de sécurité, les accès système, les modifications de configuration et autres activités sensibles</text:p>
            <text:p>- Politiques et procédures concernant la fréquence, le format et la durée de conservation des audits.</text:p>
            <text:p>- Méthodes d'analyse et de révision des traces d'audit pour identifier les anomalies ou les activités suspectes.</text:p>
            <text:p>- Documentation des systèmes de journalisation des événements (dont durées de conservation)</text:p>
          </table:table-cell>
          <table:table-cell office:value-type="string" calcext:value-type="string">
            <text:p>Fortement recommandé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 office:value-type="string" calcext:value-type="string">
            <text:p>Procédure de sauvegarde et restauration des données</text:p>
          </table:table-cell>
          <table:table-cell office:value-type="string" calcext:value-type="string">
            <text:p>- Plans détaillés indiquant la fréquence des sauvegardes, les types de données sauvegardées, et les méthodes utilisées (incrémentielles, complètes, différentielles).</text:p>
            <text:p>- Protocoles de restauration des données en cas de perte, y compris les tests de restauration et les mesures de vérification de l'intégrité des données.</text:p>
            <text:p>- Emplacements de stockage des sauvegardes (sur site, hors site, cloud) et sécurisation des jeux de sauvegarde.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 office:value-type="string" calcext:value-type="string">
            <text:p>Accord et contrat avec prestataires externes</text:p>
          </table:table-cell>
          <table:table-cell office:value-type="string" calcext:value-type="string">
            <text:p>- Contrats de service détaillant les niveaux de service attendus, les responsabilités en matière de sécurité et la conformité aux normes de sécurité.</text:p>
            <text:p>- Procédures de gestion des prestataires, y compris les audits de sécurité, les évaluations des risques et les révisions contractuelles périodiques.</text:p>
            <text:p>- Clauses de confidentialité et de protection des données, processus en cas de violation de la sécurité et mécanismes de résolution des problèmes.</text:p>
          </table:table-cell>
          <table:table-cell office:value-type="string" calcext:value-type="string">
            <text:p>Fortement recommandé</text:p>
          </table:table-cell>
          <table:table-cell office:value-type="string" calcext:value-type="string">
            <text:p>Oui/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5:37:18.605989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5:45:27.949000000</meta:creation-date>
    <meta:generator>LibreOffice/7.6.4.1$Linux_X86_64 LibreOffice_project/60$Build-1</meta:generator>
    <dc:date>2024-01-25T15:54:08.105381613</dc:date>
    <meta:editing-duration>PT1H5M51S</meta:editing-duration>
    <meta:editing-cycles>9</meta:editing-cycles>
    <meta:document-statistic meta:table-count="1" meta:cell-count="44" meta:object-count="0"/>
  </office:meta>
</office:document-meta>
</file>